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padding="0.049cm" fo:border="0.06pt solid #d9d9e3"/>
      <style:text-properties fo:font-size="8pt" style:font-size-asian="8pt" style:font-size-complex="8pt" loext:padding="0.049cm" loext:border="0.06pt solid #d9d9e3"/>
    </style:style>
    <style:style style:name="P2" style:family="paragraph" style:parent-style-name="Text_20_body" style:list-style-name="L1">
      <style:paragraph-properties fo:padding="0.049cm" fo:border="0.06pt solid #d9d9e3"/>
      <style:text-properties fo:font-size="6pt" officeooo:paragraph-rsid="000232bf" style:font-size-asian="6pt" style:font-size-complex="6pt" loext:padding="0.049cm" loext:border="0.06pt solid #d9d9e3"/>
    </style:style>
    <style:style style:name="P3" style:family="paragraph" style:parent-style-name="Text_20_body" style:list-style-name="L1">
      <style:paragraph-properties fo:padding="0.049cm" fo:border="0.06pt solid #d9d9e3"/>
      <style:text-properties fo:font-size="6pt" officeooo:paragraph-rsid="0006fdf4" style:font-size-asian="6pt" style:font-size-complex="6pt" loext:padding="0.049cm" loext:border="0.06pt solid #d9d9e3"/>
    </style:style>
    <style:style style:name="P4" style:family="paragraph" style:parent-style-name="Text_20_body" style:list-style-name="L1">
      <style:paragraph-properties fo:padding="0.049cm" fo:border="0.06pt solid #d9d9e3"/>
      <style:text-properties fo:font-size="6pt" officeooo:paragraph-rsid="00077d89" style:font-size-asian="6pt" style:font-size-complex="6pt" loext:padding="0.049cm" loext:border="0.06pt solid #d9d9e3"/>
    </style:style>
    <style:style style:name="P5" style:family="paragraph" style:parent-style-name="Text_20_body" style:list-style-name="L2">
      <style:paragraph-properties fo:padding="0.049cm" fo:border="0.06pt solid #d9d9e3"/>
      <style:text-properties fo:font-size="6pt" officeooo:paragraph-rsid="0006fdf4" style:font-size-asian="6pt" style:font-size-complex="6pt" loext:padding="0.049cm" loext:border="0.06pt solid #d9d9e3"/>
    </style:style>
    <style:style style:name="T1" style:family="text">
      <style:text-properties officeooo:rsid="00042408"/>
    </style:style>
    <style:style style:name="T2" style:family="text">
      <style:text-properties officeooo:rsid="0005026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rsion <text:span text:style-name="T1">1.0 </text:span>, März 2023</text:p>
      <text:p text:style-name="P1">WICHTIG! LESEN SIE DIESE LIZENZVEREINBARUNG SORGFÄLTIG DURCH, BEVOR SIE DAS PROGRAMM INSTALLIEREN ODER VERWENDEN. DURCH DIE INSTALLATION ODER VERWENDUNG DES PROGRAMMS ERKLÄREN SIE SICH MIT DEN BEDINGUNGEN DIESER LIZENZVEREINBARUNG EINVERSTANDEN. WENN SIE MIT DEN BEDINGUNGEN NICHT EINVERSTANDEN SIND, INSTALLIEREN SIE DAS PROGRAMM NICHT UND VERWENDEN SIE ES NICHT.</text:p>
      <text:list xml:id="list2077335318" text:style-name="L1">
        <text:list-item>
          <text:p text:style-name="P2">Definitionen In dieser Lizenzvereinbarung bedeuten die folgenden Begriffe: </text:p>
          <text:p text:style-name="P2">a. "Programm" bezieht sich auf die Software "Dynamisches Subnettieren IPv4" von Rick Kummer. </text:p>
          <text:p text:style-name="P2">b. "Lizenzgeber" bezieht sich auf den Autor des Programms, Rick Kummer. </text:p>
          <text:p text:style-name="P2">c. "Lizenznehmer" bezieht sich auf die Person, die das Programm installiert oder verwendet. </text:p>
          <text:p text:style-name="P2">d. "Quellcode" bezieht sich auf die von Lizenzgeber bereitgestellte Programmiercode-Version des Programms.</text:p>
        </text:list-item>
        <text:list-item>
          <text:p text:style-name="P2">Lizenzgewährung </text:p>
          <text:p text:style-name="P2">a. Lizenzgeber gewährt Lizenznehmer hiermit eine weltweite, nicht exklusive, gebührenfreie Lizenz zur Verwendung, Vervielfältigung, Änderung und Verbreitung des Programms, einschließlich des Rechts, den Quellcode zu modifizieren. </text:p>
          <text:p text:style-name="P2">b. Lizenznehmer muss bei der Verbreitung des Programms oder seiner modifizierten Versionen die Quellcode-Version des Programms unter dieser Lizenzvereinbarung veröffentlichen und alle Copyright- und Urheberrechtshinweise des Lizenzgebers beibehalten. </text:p>
          <text:p text:style-name="P2">c. Lizenznehmer darf das Programm oder seine modifizierte Version nicht ohne vorherige schriftliche Zustimmung des Lizenzgebers in einem geschlossenen Quellcode-Format verbreiten. </text:p>
          <text:p text:style-name="P2">d. Lizenznehmer darf das Programm oder seine modifizierte Version nicht unter einer anderen Lizenz als dieser Lizenzvereinbarung verbreiten.</text:p>
        </text:list-item>
        <text:list-item>
          <text:p text:style-name="P4">Haftungsausschluss </text:p>
          <text:p text:style-name="P4">Das Programm wird ohne ausdrückliche oder stillschweigende Garantien bereitgestellt, einschließlich, aber nicht beschränkt auf die stillschweigende Garantie der Marktgängigkeit oder Eignung für einen bestimmten Zweck. Der Lizenzgeber übernimmt keine Haftung für Schäden, die aus der Verwendung des Programms oder seiner modifizierten Versionen entstehen.</text:p>
        </text:list-item>
        <text:list-item>
          <text:p text:style-name="P3">Urheberrechte </text:p>
          <text:p text:style-name="P3">Das Programm und alle damit verbundenen Materialien sind durch das Urheberrecht und andere geistige Eigentumsrechte geschützt. Der Lizenznehmer darf das Programm nur im Rahmen dieser Lizenzvereinbarung verwenden.</text:p>
        </text:list-item>
        <text:list-item>
          <text:p text:style-name="P3">Beendigung </text:p>
          <text:p text:style-name="P3">Diese Lizenzvereinbarung bleibt in Kraft, bis sie vom Lizenznehmer gekündigt wird. Der Lizenzgeber kann diese Lizenzvereinbarung jederzeit kündigen, wenn der Lizenznehmer gegen eine der Bestimmungen dieser Lizenzvereinbarung verstößt. Im Falle einer Kündigung muss der Lizenznehmer alle Kopien des Programms oder seiner modifizierten Versionen zerstören oder löschen.</text:p>
        </text:list-item>
      </text:list>
      <text:list text:style-name="L2">
        <text:list-item>
          <text:p text:style-name="P5">Anwendbares Recht </text:p>
          <text:p text:style-name="P5">Diese Lizenzvereinbarung unterliegt den Gesetzen des Staates, in dem der Lizenzgeber seinen Wohnsitz hat, ohne Berücksichtigung von dessen Konflikten mit anderen Rechtsordnungen.</text:p>
        </text:list-item>
        <text:list-item>
          <text:p text:style-name="P5">Gerichtsstand </text:p>
          <text:p text:style-name="P5">Streitigkeiten im Zusammenhang mit dieser Lizenzvereinbarung unterliegen der ausschließlichen Zuständigkeit der Gerichte des Staates, in dem der Lizenzgeber seinen Wohnsitz hat.</text:p>
        </text:list-item>
        <text:list-item>
          <text:p text:style-name="P5">Gesamte Vereinbarung </text:p>
          <text:p text:style-name="P5">Diese Lizenzvereinbarung stellt die gesamte Vereinbarung zwischen dem Lizenzgeber und dem Lizenznehmer dar und ersetzt alle vorherigen oder gleichzeitigen Vereinbarungen oder Zusagen, schriftlich oder mündlich, in Bezug auf das Programm.</text:p>
        </text:list-item>
        <text:list-item>
          <text:p text:style-name="P5">Änderungen </text:p>
          <text:p text:style-name="P5">Der Lizenzgeber behält sich das Recht vor, diese Lizenzvereinbarung jederzeit und ohne Vorankündigung zu ändern. Die Änderungen werden durch die Veröffentlichung einer aktualisierten Version dieser Lizenzvereinbarung auf der Website des Lizenzgebers wirksam.</text:p>
        </text:list-item>
        <text:list-item>
          <text:p text:style-name="P5">Kontaktaufnahme </text:p>
          <text:p text:style-name="P5">Fragen oder Bedenken bezüglich dieser Lizenzvereinbarung können an den Lizenzgeber unter der folgenden E-Mail-Adresse gerichtet werden: <text:span text:style-name="T2">kummer_rick@gmx.de</text:span>.</text:p>
        </text:list-item>
      </text:list>
      <text:p text:style-name="P1">ENDE DER LIZENZVEREINBARU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4T15:56:58.583000000</meta:creation-date>
    <dc:date>2023-03-25T10:40:11.718000000</dc:date>
    <meta:editing-duration>PT11M2S</meta:editing-duration>
    <meta:editing-cycles>6</meta:editing-cycles>
    <meta:generator>LibreOffice/7.5.1.2$Windows_X86_64 LibreOffice_project/fcbaee479e84c6cd81291587d2ee68cba099e129</meta:generator>
    <meta:document-statistic meta:table-count="0" meta:image-count="0" meta:object-count="0" meta:page-count="1" meta:paragraph-count="29" meta:word-count="465" meta:character-count="3753" meta:non-whitespace-character-count="3311"/>
  </office:meta>
</office:document-meta>
</file>